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justify" style:justify-single-word="false"/>
      <style:text-properties style:font-name="Times New Roman"/>
    </style:style>
    <style:style style:name="P3" style:family="paragraph" style:parent-style-name="Heading_20_2">
      <style:paragraph-properties fo:text-align="justify" style:justify-single-word="false"/>
      <style:text-properties style:font-name="Arial"/>
    </style:style>
    <style:style style:name="P4" style:family="paragraph" style:parent-style-name="Monospace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Heading_20_2">
      <style:paragraph-properties fo:text-align="justify" style:justify-single-word="false"/>
    </style:style>
    <style:style style:name="T1" style:family="text">
      <style:text-properties fo:language="it" fo:country="IT"/>
    </style:style>
    <style:style style:name="T2" style:family="text">
      <style:text-properties style:font-name="Courier New" fo:font-size="11pt" style:font-size-asian="11pt" style:font-size-complex="11pt"/>
    </style:style>
    <style:style style:name="T3" style:family="text" style:parent-style-name="Source_20_Text">
      <style:text-properties style:font-name="Courier New" fo:font-size="11pt" style:font-size-asian="11pt" style:font-size-complex="11pt"/>
    </style:style>
    <style:style style:name="T4" style:family="text" style:parent-style-name="Source_20_Text">
      <style:text-properties style:font-name="Times New Roman" fo:font-weight="normal" style:font-weight-asian="normal" style:font-weight-complex="normal"/>
    </style:style>
    <style:style style:name="T5" style:family="text" style:parent-style-name="Source_20_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 style:parent-style-name="Source_20_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7" style:family="text" style:parent-style-name="Source_20_Text">
      <style:text-properties style:font-name="Times New Roman" fo:language="it" fo:country="IT" fo:font-style="normal" fo:font-weight="normal" style:font-style-asian="normal" style:font-weight-asian="normal" style:font-style-complex="normal" style:font-weight-complex="normal"/>
    </style:style>
    <style:style style:name="T8" style:family="text" style:parent-style-name="Source_20_Text"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 style:parent-style-name="Source_20_Text">
      <style:text-properties style:font-name="Times New Roman"/>
    </style:style>
    <style:style style:name="T10" style:family="text" style:parent-style-name="Source_20_Text">
      <style:text-properties style:font-name="Courier New"/>
    </style:style>
    <style:style style:name="T11" style:family="text" style:parent-style-name="Source_20_Text">
      <style:text-properties style:font-name="Arial" fo:font-size="14pt" style:font-size-asian="14pt" style:font-size-complex="14pt"/>
    </style:style>
    <style:style style:name="T12" style:family="text" style:parent-style-name="Source_20_Text">
      <style:text-properties style:font-name="Arial" fo:font-size="14pt" fo:language="it" fo:country="IT" style:font-size-asian="14pt" style:font-size-complex="14pt"/>
    </style:style>
    <style:style style:name="T13" style:family="text">
      <style:text-properties style:font-name="Times New Roman"/>
    </style:style>
    <style:style style:name="T14" style:family="text" style:parent-style-name="Source_20_Text">
      <style:text-properties style:font-name="Times New Roman" fo:font-size="12pt" style:font-size-asian="12pt" style:font-size-complex="12pt"/>
    </style:style>
    <style:style style:name="T15" style:family="text" style:parent-style-name="Source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 style:parent-style-name="Source_20_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 style:parent-style-name="Source_20_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8" style:family="text" style:parent-style-name="Source_20_Text">
      <style:text-properties style:font-name="Courier New" fo:font-size="11pt" fo:font-style="normal" style:font-size-asian="11pt" style:font-style-asian="normal" style:font-size-complex="11pt" style:font-style-complex="normal"/>
    </style:style>
    <style:style style:name="T19" style:family="text" style:parent-style-name="Source_20_Text">
      <style:text-properties style:font-name="Times New Roman" fo:font-size="8pt" style:font-size-asian="8pt" style:font-size-complex="8pt"/>
    </style:style>
    <style:style style:name="T20" style:family="text" style:parent-style-name="Source_20_Text">
      <style:text-properties style:font-name="Times New Roman" fo:font-size="12pt" fo:language="it" fo:country="IT" style:font-size-asian="12pt" style:font-size-complex="12pt"/>
    </style:style>
    <style:style style:name="T21" style:family="text" style:parent-style-name="Source_20_Text">
      <style:text-properties style:font-name="Times New Roman" fo:language="it" fo:country="IT"/>
    </style:style>
    <style:style style:name="T22" style:family="text" style:parent-style-name="Source_20_Text">
      <style:text-properties style:font-name="Times New Roman" fo:font-weight="bold" style:font-weight-asian="bold" style:font-weight-complex="bold"/>
    </style:style>
    <style:style style:name="T23" style:family="text" style:parent-style-name="Source_20_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24" style:family="text" style:parent-style-name="Source_20_Text">
      <style:text-properties style:font-name="Arial" fo:font-size="14pt" fo:font-weight="bold" style:font-size-asian="14pt" style:font-weight-asian="bold" style:font-size-complex="14pt" style:font-weight-complex="bold"/>
    </style:style>
    <style:style style:name="T25" style:family="text" style:parent-style-name="Source_20_Text">
      <style:text-properties style:font-name="Arial" fo:font-size="14pt" fo:language="it" fo:country="IT" fo:font-weight="bold" style:font-size-asian="14pt" style:font-weight-asian="bold" style:font-size-complex="14pt" style:font-weight-complex="bold"/>
    </style:style>
    <style:style style:name="T26" style:family="text" style:parent-style-name="Source_20_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7" style:family="text">
      <style:text-properties style:font-name="Times New Roman" fo:font-size="11pt" style:font-size-asian="11pt" style:font-size-complex="11pt"/>
    </style:style>
    <style:style style:name="T28" style:family="text">
      <style:text-properties style:font-name="Times New Roman"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Ope<text:span text:style-name="T1">razioni Avanzate</text:span></text:h>
      <text:p text:style-name="P2">Questa sezione con<text:span text:style-name="T1">tiene informazioni utili per gli utenti più esperti.</text:span></text:p>
      <text:h text:style-name="P3" text:outline-level="2" text:is-list-header="true">Modificare la con<text:span text:style-name="T1">figurazione predefinita di ClamWin</text:span></text:h>
      <text:p text:style-name="P2">Se, alla prima esecuzione da par<text:span text:style-name="T1">te di</text:span> un utente, nella cartella che contiene i file eseguibili di ClamWin ("<text:span text:style-name="T2">C:\Programmi\ClamWin\bin</text:span>" per l'installazione standard) è presente una copia del file <text:span text:style-name="T2">clamwin.conf</text:span>, ClamWin utilizzerà il contenuto del suddetto file come configurazione di default.</text:p>
      <text:p text:style-name="P2">Se devono essere creati parecchi account utente sullo stesso computer o se Cla<text:span text:style-name="T1">mWin è stato installato in un sistema con più di un utente, è consigliabile impostare una configurazione predefinita e copiare il file </text:span><text:span text:style-name="T2">clamwin.conf</text:span> nella posizione precedentemente indicata.</text:p>
      <text:h text:style-name="P3" text:outline-level="2" text:is-list-header="true">Lanciare una scansione da linea di comando</text:h>
      <text:p text:style-name="P2">ClamWin può essere lanciato da linea di comando, per esempio da un file batch. Per ottenere una lista completa dei parametri utilizzabili basta accedere alla directory contenente i file eseguibili ("<text:span text:style-name="T2">C:\Programmi\ClamWin\bin</text:span>" per l'installazione standard) e lanciare</text:p>
      <text:p text:style-name="P4"><text:span text:style-name="T3">clamscan.exe --help</text:span></text:p>
      <text:p text:style-name="P5"><text:span text:style-name="T4">La directory che contiene il database dei virus </text:span><text:span text:style-name="T5">deve</text:span><text:span text:style-name="T6"> essere sempre specificata, usando il par</text:span><text:span text:style-name="T7">ametro</text:span><text:span text:style-name="T6"> <text:s/></text:span><text:span text:style-name="T8">-</text:span><text:span text:style-name="Source_20_Text"><text:span text:style-name="T8">-database=FILE/DIR</text:span></text:span><text:span text:style-name="T6">. In un'installazione standard il comando per effettuare la scansione dell'intera unità </text:span><text:span text:style-name="T8">c:</text:span><text:span text:style-name="T6">sarà:</text:span></text:p>
      <text:p text:style-name="P4"><text:span text:style-name="T3">clamscan.exe --database="C:\Programmi\ClamWin\db" --recursive C:\</text:span></text:p>
      <text:p text:style-name="P5"><text:span text:style-name="T9">Notare l'uso del parametro </text:span><text:span text:style-name="Source_20_Text"><text:span text:style-name="T10">--recursive</text:span></text:span><text:span text:style-name="T9"> per assicurarsi che la scansione venga estesa alle subdirectory.</text:span></text:p>
      <text:p text:style-name="P5"><text:span text:style-name="T9">Quando viene lanciato da linea di comando, ClamWin ritorna un valore che indica se sono stati rilevati virus o meno. Se non viene trovata nessuna infezione il valore ritornato è 0; in caso contrario 1. Ogni altro valore indica il verificarsi di un errore.</text:span></text:p>
      <text:h text:style-name="P6" text:outline-level="2" text:is-list-header="true"><text:span text:style-name="T11">Agg</text:span><text:span text:style-name="T12">iornamento del Database dei Virus da Linea di Comando</text:span></text:h>
      <text:p text:style-name="P5"><text:span text:style-name="T13">ClamWin si serve di </text:span><text:span text:style-name="T3">freshclam.exe</text:span><text:span text:style-name="T13"> per aggiornare il database dei virus. Anch'esso può essere lanciato da linea di comando, da un file batch o altro ancora, come accade per il programma di scansione </text:span><text:span text:style-name="T3">clamscan.exe</text:span><text:span text:style-name="T13">. Per una lista completa dei parametri utilizzabili è sufficiente accedere alla directory contenente i file eseguibili ("</text:span><text:span text:style-name="T2">C:\Programmi\ClamWin\bin</text:span><text:span text:style-name="T13">" per l'installazione standard) e lanciare:</text:span></text:p>
      <text:p text:style-name="P4"><text:span text:style-name="T3">freshclam.exe --help</text:span></text:p>
      <text:p text:style-name="P5"><text:span text:style-name="T14">Sia la directory in cui risiede il database che quella contenente il file di configurazione </text:span><text:span text:style-name="T15">devono</text:span><text:span text:style-name="T16"> essere specificate. </text:span><text:span text:style-name="Source_20_Text"><text:span text:style-name="T16">Ogni qualvolta vengono cercati aggiornamenti, ClamWin crea un file di configurazione per FreshClam (che è un file di testo) per cui, nel nostro caso, occorre crearne uno manualmente.</text:span></text:span><text:span text:style-name="T16">Vedere la </text:span><text:a xlink:type="simple" xlink:href="http://www.clamav.net/doc/" office:target-frame-name="_top" xlink:show="replace"><text:span text:style-name="T17">documentazione di ClamAV</text:span></text:a><text:span text:style-name="T16"> per maggiori dettagli sulle opzioni che possono essere incluse nel file. Un semplice file di configurazione di freshclam dovrebbe contenere le linee seguenti (le righe che cominciano con # sono commenti):</text:span></text:p>
      <text:p text:style-name="P4"><text:span text:style-name="T18"># URL del server dal quale devono essere scaricati gli aggiornamenti<text:line-break/># Se viene specificato più di un server (inserendo una nuova riga per </text:span></text:p>
      <text:p text:style-name="P4"><text:span text:style-name="T18"># gni server aggiuntivo), il programma tenterà di scaricare gli </text:span></text:p>
      <text:p text:style-name="P4"><text:span text:style-name="T18"># aggiornamenti da ognuno di essi, nell'ordine dato, finchè il database </text:span></text:p>
      <text:p text:style-name="P4"><text:span text:style-name="T18"># non viene aggiornato con successo</text:span></text:p>
      <text:p text:style-name="P4"><text:span text:style-name="T18">DatabaseMirror database.clamav.net</text:span></text:p>
      <text:p text:style-name="P5"><text:span text:style-name="T18"># Numero dei tentativi di aggiornamento da un mirror prima di spostarsi a # quello successivo</text:span></text:p>
      <text:p text:style-name="P4"><text:span text:style-name="T18">MaxAttempts 3</text:span></text:p>
      <text:p text:style-name="P5"><text:span text:style-name="T19"/></text:p>
      <text:p text:style-name="P5"><text:span text:style-name="T14">Una volta creato il file di configurazione di freshclam, sarà possibile lanciare il programma con</text:span><text:span text:style-name="T20"> un comando simile a quello sottostante</text:span><text:span text:style-name="T14">:</text:span></text:p>
      <text:p text:style-name="P4"><text:span text:style-name="T3">freshclam --datadir="C:\Documents and Settings\All Users\.clamwin\db" --config-file="C:\Programmi\ClamWin\bin\freshclam.conf"</text:span></text:p>
      <text:h text:style-name="P6" text:outline-level="2" text:is-list-header="true"><text:span text:style-name="T11">Reperire Aggiornamenti da un Server Locale</text:span></text:h>
      <text:p text:style-name="P5"><text:span text:style-name="T9">Se ClamWin è in funzione su più computer connessi in rete tra loro, potrebbe avere senso che solo una macchina scarichi gli aggiornamenti da Internet e che i com</text:span><text:span text:style-name="T21">puter restanti aggiornino il database attraverso la rete locale</text:span><text:span text:style-name="T9">. Questo può essere messo in pratica in tre modi.</text:span></text:p>
      <text:p text:style-name="P5"><text:span text:style-name="T9">Il primo (e preferibile) metodo richiede un server web. Tale server deve avere i file </text:span><text:span text:style-name="T3">main.cvd</text:span><text:span text:style-name="T9"> e </text:span><text:span text:style-name="T3">daily.cvd</text:span><text:span text:style-name="T9"> nella document root directory. Dovrebbe quindi essere possibile scaricare i file puntando un qua</text:span><text:span text:style-name="T21">lsiasi</text:span><text:span text:style-name="T9"> browser web ai seg</text:span><text:span text:style-name="T21">uenti indirizzi</text:span><text:span text:style-name="T9"> </text:span><text:span text:style-name="Source_20_Text"><text:span text:style-name="T3">http://NOMESERVER/main.cvd</text:span></text:span><text:span text:style-name="T9"> e </text:span><text:span text:style-name="Source_20_Text"><text:span text:style-name="T3">http://NOMESERVER/daily.cvd</text:span></text:span></text:p>
      <text:p text:style-name="P5"><text:span text:style-name="T9">A questo punto, nella finestra di configurazione di ClamWin, scheda </text:span><text:span text:style-name="T22">Internet Updates,</text:span><text:span text:style-name="T9"> è possibile ins</text:span><text:span text:style-name="T21">erire il nome di dominio o l'indirizzo IP del server web (nella casella di testo</text:span><text:span text:style-name="T9"> </text:span><text:span text:style-name="T22">Download Site</text:span><text:span text:style-name="T4">), avendo cura di non aggiungere nulla oltre l'indirizzo IP o il nome del dominio (es. </text:span><text:span text:style-name="Source_20_Text"><text:span text:style-name="T23">192.168.1.1</text:span></text:span><text:span text:style-name="T4"> è corretto, </text:span><text:span text:style-name="Source_20_Text"><text:span text:style-name="T23">http://192.168.1.1/</text:span></text:span><text:span text:style-name="T4"> è sbagliato). Fatto ciò ClamWin richiederà gli aggiornamenti al server web locale anzichè a un server remoto.</text:span></text:p>
      <text:p text:style-name="P5"><text:span text:style-name="T9">Il secondo metodo consiste nel creare un file batch che si occupi di copiare i file </text:span><text:span text:style-name="T18">main.cvd</text:span><text:span text:style-name="T9"> e </text:span><text:span text:style-name="T3">daily.cvd</text:span><text:span text:style-name="T9"> dal server alla corretta destinazione sui client, sovrascrivendo le copie esistenti. Le Operazioni Pianificate di Windows possono essere uti</text:span><text:span text:style-name="T21">lizzate per lanciare questo file batch con la frequenza desiderata</text:span><text:span text:style-name="T9">. Ovviamente occorre disabilitare l'opzione </text:span><text:span text:style-name="T22">Enable Automatic Virus Database Updates</text:span><text:span text:style-name="T9"> (Abilita l'Aggiornamento Automatico del Database), affinché ClamWin non cerchi gli aggiornamenti su Internet.</text:span></text:p>
      <text:p text:style-name="P5"><text:span text:style-name="T9">Il terzo metodo prevede che, su tutte le copie di ClamWin, si imposti una cartella condivisa (es. </text:span><text:span text:style-name="T3">\\NOME-SERVER\UNITA-CONDIVISA\db</text:span><text:span text:style-name="T9">) come percorso del database dei virus. Va da sé che, in questo caso solamente una copia di ClamWin (preferibilmente quella che risiede sul server) dovrebbe essere configurata per l'aggiornamento automatico.</text:span></text:p>
      <text:h text:style-name="P6" text:outline-level="2" text:is-list-header="true"><text:span text:style-name="T24">Aggiornamento Manuale del Dat</text:span><text:span text:style-name="T25">abase dei Virus</text:span></text:h>
      <text:p text:style-name="P5"><text:span text:style-name="T4">Per aggiornare manualmente il database dei virus, scaricare i file </text:span><text:span text:style-name="T23">main.cvd</text:span><text:span text:style-name="T4"> e </text:span><text:span text:style-name="T23">daily.cvd</text:span><text:span text:style-name="T26"> e copiarli nella cartella di ClamWin che contiene il database, sovrascrivendo i file esistenti</text:span><text:span text:style-name="T27">. I file necessari possono essere scaricati dalla home page di ClamAV, </text:span><text:a xlink:type="simple" xlink:href="http://www.clamav.net/"><text:span text:style-name="T28">www.clamav.net</text:span></text:a><text:span text:style-name="T13">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Monospace" style:family="paragraph" style:parent-style-name="Text_20_body" style:next-style-name="Text_20_body">
      <style:text-properties style:font-name="Courier New1" fo:font-size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Budts</meta:initial-creator>
    <meta:creation-date>2006-08-02T18:33:13</meta:creation-date>
    <dc:creator>Peter Budts</dc:creator>
    <dc:date>2006-08-02T18:33:45</dc:date>
    <dc:language>nl-BE</dc:language>
    <meta:editing-cycles>2</meta:editing-cycles>
    <meta:editing-duration>PT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827" meta:character-count="5590"/>
  </office:meta>
</office:document-meta>
</file>